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1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</table:table-cell>
          <table:covered-table-cell table:number-columns-repeated="3" table:style-name="Default"/>
        </table:table-row>
        <table:table-row table:style-name="ro1">
          <table:table-cell table:style-name="ce1"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heuristic</text:p>
          </table:table-cell>
          <table:table-cell office:value-type="float" office:value="12" calcext:value-type="float">
            <text:p>12</text:p>
          </table:table-cell>
          <table:table-cell office:value-type="float" office:value="84.178" calcext:value-type="float">
            <text:p>84.178</text:p>
          </table:table-cell>
          <table:table-cell office:value-type="float" office:value="99.105" calcext:value-type="float">
            <text:p>99.105</text:p>
          </table:table-cell>
          <table:table-cell office:value-type="float" office:value="74.951" calcext:value-type="float">
            <text:p>74.951</text:p>
          </table:table-cell>
          <table:table-cell office:value-type="float" office:value="88.241" calcext:value-type="float">
            <text:p>88.241</text:p>
          </table:table-cell>
          <table:table-cell office:value-type="float" office:value="6092.909" calcext:value-type="float">
            <text:p>6092.909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191034" calcext:value-type="float">
            <text:p>19191034</text:p>
          </table:table-cell>
          <table:table-cell/>
          <table:table-cell table:formula="of:=[.B3]*[.C3]/[.G3]" office:value-type="float" office:value="0.165788788245483" calcext:value-type="float">
            <text:p>0.1658</text:p>
          </table:table-cell>
          <table:table-cell table:formula="of:=[.B3]*[.D3]/[.G3]" office:value-type="float" office:value="0.19518755326889" calcext:value-type="float">
            <text:p>0.1952</text:p>
          </table:table-cell>
          <table:table-cell table:formula="of:=[.B3]*[.E3]/[.G3]" office:value-type="float" office:value="0.147616187932562" calcext:value-type="float">
            <text:p>0.1476</text:p>
          </table:table-cell>
          <table:table-cell table:formula="of:=[.B3]*[.F3]/[.G3]" office:value-type="float" office:value="0.173790877231221" calcext:value-type="float">
            <text:p>0.1738</text:p>
          </table:table-cell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office:value-type="float" office:value="83.68" calcext:value-type="float">
            <text:p>83.68</text:p>
          </table:table-cell>
          <table:table-cell office:value-type="float" office:value="97.565" calcext:value-type="float">
            <text:p>97.565</text:p>
          </table:table-cell>
          <table:table-cell office:value-type="float" office:value="58.298" calcext:value-type="float">
            <text:p>58.298</text:p>
          </table:table-cell>
          <table:table-cell office:value-type="float" office:value="85.54" calcext:value-type="float">
            <text:p>85.54</text:p>
          </table:table-cell>
          <table:table-cell office:value-type="float" office:value="4789.43" calcext:value-type="float">
            <text:p>4789.43</text:p>
          </table:table-cell>
          <table:table-cell office:value-type="float" office:value="755.857899" calcext:value-type="float">
            <text:p>755.857899</text:p>
          </table:table-cell>
          <table:table-cell office:value-type="float" office:value="15807973" calcext:value-type="float">
            <text:p>15807973</text:p>
          </table:table-cell>
          <table:table-cell/>
          <table:table-cell table:formula="of:=[.B4]*[.C4]/[.G4]" office:value-type="float" office:value="0.15724626938905" calcext:value-type="float">
            <text:p>0.1572</text:p>
          </table:table-cell>
          <table:table-cell table:formula="of:=[.B4]*[.D4]/[.G4]" office:value-type="float" office:value="0.183338100776084" calcext:value-type="float">
            <text:p>0.1833</text:p>
          </table:table-cell>
          <table:table-cell table:formula="of:=[.B4]*[.E4]/[.G4]" office:value-type="float" office:value="0.109549988203189" calcext:value-type="float">
            <text:p>0.1095</text:p>
          </table:table-cell>
          <table:table-cell table:formula="of:=[.B4]*[.F4]/[.G4]" office:value-type="float" office:value="0.160741466103482" calcext:value-type="float">
            <text:p>0.1607</text:p>
          </table:table-cell>
        </table:table-row>
        <table:table-row table:style-name="ro1">
          <table:covered-table-cell table:style-name="ce1"/>
          <table:table-cell office:value-type="float" office:value="8" calcext:value-type="float">
            <text:p>8</text:p>
          </table:table-cell>
          <table:table-cell office:value-type="float" office:value="89.474" calcext:value-type="float">
            <text:p>89.474</text:p>
          </table:table-cell>
          <table:table-cell office:value-type="float" office:value="96.875" calcext:value-type="float">
            <text:p>96.875</text:p>
          </table:table-cell>
          <table:table-cell office:value-type="float" office:value="87.5" calcext:value-type="float">
            <text:p>87.5</text:p>
          </table:table-cell>
          <table:table-cell office:value-type="float" office:value="91.786" calcext:value-type="float">
            <text:p>91.786</text:p>
          </table:table-cell>
          <table:table-cell office:value-type="float" office:value="4026.144" calcext:value-type="float">
            <text:p>4026.144</text:p>
          </table:table-cell>
          <table:table-cell office:value-type="float" office:value="750.750751" calcext:value-type="float">
            <text:p>750.750751</text:p>
          </table:table-cell>
          <table:table-cell office:value-type="float" office:value="12735376" calcext:value-type="float">
            <text:p>12735376</text:p>
          </table:table-cell>
          <table:table-cell/>
          <table:table-cell table:formula="of:=[.B5]*[.C5]/[.G5]" office:value-type="float" office:value="0.177785990764364" calcext:value-type="float">
            <text:p>0.1778</text:p>
          </table:table-cell>
          <table:table-cell table:formula="of:=[.B5]*[.D5]/[.G5]" office:value-type="float" office:value="0.192491873117305" calcext:value-type="float">
            <text:p>0.1925</text:p>
          </table:table-cell>
          <table:table-cell table:formula="of:=[.B5]*[.E5]/[.G5]" office:value-type="float" office:value="0.17386362733176" calcext:value-type="float">
            <text:p>0.1739</text:p>
          </table:table-cell>
          <table:table-cell table:formula="of:=[.B5]*[.F5]/[.G5]" office:value-type="float" office:value="0.18237996455169" calcext:value-type="float">
            <text:p>0.1824</text:p>
          </table:table-cell>
        </table:table-row>
        <table:table-row table:style-name="ro1">
          <table:covered-table-cell table:style-name="ce1"/>
          <table:table-cell office:value-type="float" office:value="6" calcext:value-type="float">
            <text:p>6</text:p>
          </table:table-cell>
          <table:table-cell office:value-type="float" office:value="89.437" calcext:value-type="float">
            <text:p>89.437</text:p>
          </table:table-cell>
          <table:table-cell office:value-type="float" office:value="99.105" calcext:value-type="float">
            <text:p>99.105</text:p>
          </table:table-cell>
          <table:table-cell office:value-type="float" office:value="87.446" calcext:value-type="float">
            <text:p>87.446</text:p>
          </table:table-cell>
          <table:table-cell office:value-type="float" office:value="92.524" calcext:value-type="float">
            <text:p>92.524</text:p>
          </table:table-cell>
          <table:table-cell office:value-type="float" office:value="3314.918" calcext:value-type="float">
            <text:p>3314.918</text:p>
          </table:table-cell>
          <table:table-cell office:value-type="float" office:value="777.000777" calcext:value-type="float">
            <text:p>777.000777</text:p>
          </table:table-cell>
          <table:table-cell office:value-type="float" office:value="10600703" calcext:value-type="float">
            <text:p>10600703</text:p>
          </table:table-cell>
          <table:table-cell/>
          <table:table-cell table:formula="of:=[.B6]*[.C6]/[.G6]" office:value-type="float" office:value="0.161880927371356" calcext:value-type="float">
            <text:p>0.1619</text:p>
          </table:table-cell>
          <table:table-cell table:formula="of:=[.B6]*[.D6]/[.G6]" office:value-type="float" office:value="0.179380002763266" calcext:value-type="float">
            <text:p>0.1794</text:p>
          </table:table-cell>
          <table:table-cell table:formula="of:=[.B6]*[.E6]/[.G6]" office:value-type="float" office:value="0.158277218320332" calcext:value-type="float">
            <text:p>0.1583</text:p>
          </table:table-cell>
          <table:table-cell table:formula="of:=[.B6]*[.F6]/[.G6]" office:value-type="float" office:value="0.167468395899989" calcext:value-type="float">
            <text:p>0.1675</text:p>
          </table:table-cell>
        </table:table-row>
        <table:table-row table:style-name="ro1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7]*[.C7]/[.G7]" office:value-type="float" office:value="0.0277435992048684" calcext:value-type="float">
            <text:p>0.0277</text:p>
          </table:table-cell>
          <table:table-cell table:formula="of:=[.B7]*[.D7]/[.G7]" office:value-type="float" office:value="0.0277435992048684" calcext:value-type="float">
            <text:p>0.0277</text:p>
          </table:table-cell>
          <table:table-cell table:formula="of:=[.B7]*[.E7]/[.G7]" office:value-type="float" office:value="0.0277435992048684" calcext:value-type="float">
            <text:p>0.0277</text:p>
          </table:table-cell>
          <table:table-cell table:formula="of:=[.B7]*[.F7]/[.G7]" office:value-type="float" office:value="0.0277435992048684" calcext:value-type="float">
            <text:p>0.02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-element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5"/>
          <table:table-cell table:style-name="Default" table:formula="of:=[.G3]/[.G7]" office:value-type="float" office:value="0.845196126438679" calcext:value-type="float">
            <text:p>0.845196126438679</text:p>
          </table:table-cell>
          <table:table-cell table:style-name="Default" table:formula="of:=[.H3]/[.H7]" office:value-type="float" office:value="1" calcext:value-type="float">
            <text:p>1</text:p>
          </table:table-cell>
          <table:table-cell table:style-name="Default" table:formula="of:=[.I3]/[.I7]" office:value-type="float" office:value="0.983327728650192" calcext:value-type="float">
            <text:p>0.983327728650192</text:p>
          </table:table-cell>
          <table:table-cell/>
          <table:table-cell table:style-name="ce11" table:formula="of:=[.K3]/[.K7]" office:value-type="float" office:value="5.97574910959608" calcext:value-type="float">
            <text:p>5.98</text:p>
          </table:table-cell>
          <table:table-cell table:style-name="ce11" table:formula="of:=[.L3]/[.L7]" office:value-type="float" office:value="7.03540848566752" calcext:value-type="float">
            <text:p>7.04</text:p>
          </table:table-cell>
          <table:table-cell table:style-name="ce11" table:formula="of:=[.M3]/[.M7]" office:value-type="float" office:value="5.32072954350704" calcext:value-type="float">
            <text:p>5.32</text:p>
          </table:table-cell>
          <table:table-cell table:style-name="ce11" table:formula="of:=[.N3]/[.N7]" office:value-type="float" office:value="6.26417920572916" calcext:value-type="float">
            <text:p>6.26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4]/[.G7]" office:value-type="float" office:value="0.664380131698865" calcext:value-type="float">
            <text:p>0.664380131698865</text:p>
          </table:table-cell>
          <table:table-cell table:style-name="Default" table:formula="of:=[.H4]/[.H7]" office:value-type="float" office:value="1.00755857921486" calcext:value-type="float">
            <text:p>1.00755857921486</text:p>
          </table:table-cell>
          <table:table-cell table:style-name="Default" table:formula="of:=[.I4]/[.I7]" office:value-type="float" office:value="0.809983359138104" calcext:value-type="float">
            <text:p>0.809983359138104</text:p>
          </table:table-cell>
          <table:table-cell/>
          <table:table-cell table:style-name="ce11" table:formula="of:=[.K4]/[.K7]" office:value-type="float" office:value="5.66783957005322" calcext:value-type="float">
            <text:p>5.67</text:p>
          </table:table-cell>
          <table:table-cell table:style-name="ce11" table:formula="of:=[.L4]/[.L7]" office:value-type="float" office:value="6.60830267270844" calcext:value-type="float">
            <text:p>6.61</text:p>
          </table:table-cell>
          <table:table-cell table:style-name="ce11" table:formula="of:=[.M4]/[.M7]" office:value-type="float" office:value="3.94865811729162" calcext:value-type="float">
            <text:p>3.95</text:p>
          </table:table-cell>
          <table:table-cell table:style-name="ce11" table:formula="of:=[.N4]/[.N7]" office:value-type="float" office:value="5.79382166374704" calcext:value-type="float">
            <text:p>5.79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5]/[.G7]" office:value-type="float" office:value="0.558498627385429" calcext:value-type="float">
            <text:p>0.558498627385429</text:p>
          </table:table-cell>
          <table:table-cell table:style-name="Default" table:formula="of:=[.H5]/[.H7]" office:value-type="float" office:value="1.00075075093189" calcext:value-type="float">
            <text:p>1.00075075093189</text:p>
          </table:table-cell>
          <table:table-cell table:style-name="Default" table:formula="of:=[.I5]/[.I7]" office:value-type="float" office:value="0.652546827627223" calcext:value-type="float">
            <text:p>0.652546827627223</text:p>
          </table:table-cell>
          <table:table-cell/>
          <table:table-cell table:style-name="ce11" table:formula="of:=[.K5]/[.K7]" office:value-type="float" office:value="6.40818047620752" calcext:value-type="float">
            <text:p>6.41</text:p>
          </table:table-cell>
          <table:table-cell table:style-name="ce11" table:formula="of:=[.L5]/[.L7]" office:value-type="float" office:value="6.93824444679576" calcext:value-type="float">
            <text:p>6.94</text:p>
          </table:table-cell>
          <table:table-cell table:style-name="ce11" table:formula="of:=[.M5]/[.M7]" office:value-type="float" office:value="6.26680143581552" calcext:value-type="float">
            <text:p>6.27</text:p>
          </table:table-cell>
          <table:table-cell table:style-name="ce11" table:formula="of:=[.N5]/[.N7]" office:value-type="float" office:value="6.57376727528872" calcext:value-type="float">
            <text:p>6.57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6]/[.G7]" office:value-type="float" office:value="0.459838781945021" calcext:value-type="float">
            <text:p>0.459838781945021</text:p>
          </table:table-cell>
          <table:table-cell table:style-name="Default" table:formula="of:=[.H6]/[.H7]" office:value-type="float" office:value="1.0357420355846" calcext:value-type="float">
            <text:p>1.0357420355846</text:p>
          </table:table-cell>
          <table:table-cell table:style-name="Default" table:formula="of:=[.I6]/[.I7]" office:value-type="float" office:value="0.54316850270211" calcext:value-type="float">
            <text:p>0.54316850270211</text:p>
          </table:table-cell>
          <table:table-cell/>
          <table:table-cell table:style-name="ce11" table:formula="of:=[.K6]/[.K7]" office:value-type="float" office:value="5.83489280449773" calcext:value-type="float">
            <text:p>5.83</text:p>
          </table:table-cell>
          <table:table-cell table:style-name="ce11" table:formula="of:=[.L6]/[.L7]" office:value-type="float" office:value="6.46563560260012" calcext:value-type="float">
            <text:p>6.47</text:p>
          </table:table-cell>
          <table:table-cell table:style-name="ce11" table:formula="of:=[.M6]/[.M7]" office:value-type="float" office:value="5.70499945416448" calcext:value-type="float">
            <text:p>5.70</text:p>
          </table:table-cell>
          <table:table-cell table:style-name="ce11" table:formula="of:=[.N6]/[.N7]" office:value-type="float" office:value="6.03628947575777" calcext:value-type="float">
            <text:p>6.04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Default" table:formula="of:=[.G7]/[.G7]" office:value-type="float" office:value="1" calcext:value-type="float">
            <text:p>1</text:p>
          </table:table-cell>
          <table:table-cell table:style-name="Default" table:formula="of:=[.H7]/[.H7]" office:value-type="float" office:value="1" calcext:value-type="float">
            <text:p>1</text:p>
          </table:table-cell>
          <table:table-cell table:style-name="Default" table:formula="of:=[.I7]/[.I7]" office:value-type="float" office:value="1" calcext:value-type="float">
            <text:p>1</text:p>
          </table:table-cell>
          <table:table-cell/>
          <table:table-cell table:style-name="ce11" table:formula="of:=[.K7]/[.K7]" office:value-type="float" office:value="1" calcext:value-type="float">
            <text:p>1.00</text:p>
          </table:table-cell>
          <table:table-cell table:style-name="ce11" table:formula="of:=[.L7]/[.L7]" office:value-type="float" office:value="1" calcext:value-type="float">
            <text:p>1.00</text:p>
          </table:table-cell>
          <table:table-cell table:style-name="ce11" table:formula="of:=[.M7]/[.M7]" office:value-type="float" office:value="1" calcext:value-type="float">
            <text:p>1.00</text:p>
          </table:table-cell>
          <table:table-cell table:style-name="ce11" table:formula="of:=[.N7]/[.N7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4:12:51.890891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15T15:10:55.561687272</dc:date>
    <meta:editing-duration>PT1H18M36S</meta:editing-duration>
    <meta:editing-cycles>5</meta:editing-cycles>
    <meta:generator>LibreOffice/6.0.7.3$Linux_X86_64 LibreOffice_project/00m0$Build-3</meta:generator>
    <meta:document-statistic meta:table-count="1" meta:cell-count="112" meta:object-count="0"/>
  </office:meta>
</office:document-meta>
</file>